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30">
      <style:table-cell-properties style:vertical-align="middle" fo:wrap-option="wrap" fo:background-color="#FFFF00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style:vertical-align="automatic" fo:wrap-option="wrap" fo:background-color="#FFFF00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30">
      <style:table-cell-properties style:vertical-align="automatic" fo:wrap-option="wrap" fo:background-color="#FFFF00"/>
    </style:style>
    <style:style style:name="ce9" style:family="table-cell" style:parent-style-name="Default" style:data-style-name="N30">
      <style:table-cell-properties style:vertical-align="middle" fo:wrap-option="wrap" fo:background-color="#FFFF00"/>
    </style:style>
    <style:style style:name="ce10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roman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7.540625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51pt" style:use-optimal-row-height="true" fo:break-before="auto"/>
    </style:style>
    <style:style style:name="ro2" style:family="table-row">
      <style:table-row-properties style:row-height="262pt" style:use-optimal-row-height="false" fo:break-before="auto"/>
    </style:style>
    <style:style style:name="ro3" style:family="table-row">
      <style:table-row-properties style:row-height="168pt" style:use-optimal-row-height="false" fo:break-before="auto"/>
    </style:style>
    <style:style style:name="ro4" style:family="table-row">
      <style:table-row-properties style:row-height="137pt" style:use-optimal-row-height="false" fo:break-before="auto"/>
    </style:style>
    <style:style style:name="ro5" style:family="table-row">
      <style:table-row-properties style:row-height="175pt" style:use-optimal-row-height="false" fo:break-before="auto"/>
    </style:style>
    <style:style style:name="ro6" style:family="table-row">
      <style:table-row-properties style:row-height="177pt" style:use-optimal-row-height="false" fo:break-before="auto"/>
    </style:style>
    <style:style style:name="ro7" style:family="table-row">
      <style:table-row-properties style:row-height="145pt" style:use-optimal-row-height="false" fo:break-before="auto"/>
    </style:style>
    <style:style style:name="ro8" style:family="table-row">
      <style:table-row-properties style:row-height="34pt" style:use-optimal-row-height="false" fo:break-before="auto"/>
    </style:style>
    <style:style style:name="ro9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varianta</text:p>
          </table:table-cell>
          <table:table-cell office:value-type="string" table:style-name="ce3">
            <text:p>počet potřebných iterací k dosažení požadované přesnosti</text:p>
          </table:table-cell>
          <table:table-cell office:value-type="string" table:style-name="ce3">
            <text:p>stručný popis varianty</text:p>
          </table:table-cell>
          <table:table-cell office:value-type="string" table:style-name="ce3">
            <text:p>komentář k výsledku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a</text:p>
          </table:table-cell>
          <table:table-cell office:value-type="float" office:value="15" table:style-name="ce4">
            <text:p>15</text:p>
          </table:table-cell>
          <table:table-cell office:value-type="string" table:style-name="ce5">
            <text:p>Výpočet s paramterom γ = 5 použitím Jacobiho metódy. Vstupná matica A spĺňa obe podmienky konvergencie. Nutnú podmienku konvergencie kontroluje matica W = E - D<text:span text:style-name="T3">-1</text:span>A. Postačujúcou podmienkou konvergencie je diagonálna dominancia vstupnej matice A. Výpočet hľadaného vektora x prebiehal pomocou maticového násobenia vo vzťahu x<text:span text:style-name="T2">k</text:span><text:s/>= D<text:span text:style-name="T3">-1</text:span><text:s/>[b - (L+U)x<text:span text:style-name="T2">k-1</text:span>] . U je horná trojuholníková matica, L je dolná trojuholníková matica a D je diagonálna matica.</text:p>
          </table:table-cell>
          <table:table-cell office:value-type="string" table:style-name="ce5">
            <text:p>Keďže matica A spĺňa podmienky konvergencie (nutnú aj postačujúcu), teda je ostro diagonálne dominantná, po 15 iteráciách dostávame výsledok.<text:s/>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Jb</text:p>
          </table:table-cell>
          <table:table-cell office:value-type="float" office:value="987" table:style-name="ce4">
            <text:p>987</text:p>
          </table:table-cell>
          <table:table-cell office:value-type="string" table:style-name="ce5">
            <text:p>Výpočet s paramterom γ = 2 použitím Jacobiho metódy. Nutnú podmienku konvergencie kontroluje matica W = E - D<text:span text:style-name="T3">-1</text:span>A. Postačujúcou podmienkou konvergencie je diagonálna dominancia vstupnej matice A.Výpočet hľadaného vektora x prebiehal pomocou maticového násobenia vo vzťahu x<text:span text:style-name="T2">k</text:span><text:s/>= D<text:span text:style-name="T3">-1</text:span><text:s/>[b - (L+U)x<text:span text:style-name="T2">k-1</text:span>]. U je horná trojuholníková matica, U je dolná trojuholníková matica a L je diagonálna matica.</text:p>
          </table:table-cell>
          <table:table-cell office:value-type="string" table:style-name="ce5">
            <text:p>Matica A nespĺňa postačujúcu podmienku konvergencie - nie je ostro diagonálne dominantná. Spĺňa však nutnú podmienku konvergencie, preto vektor x konverguje k výsledku, ktorý dosiahne po 987 iteráciách.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Jc</text:p>
          </table:table-cell>
          <table:table-cell office:value-type="string" table:style-name="ce4">
            <text:p>x</text:p>
          </table:table-cell>
          <table:table-cell office:value-type="string" table:style-name="ce5">
            <text:p>Výpočet s paramterom γ = 1/2 použitím Jacobiho metódy. Nutnú podmienku konvergencie kontroluje matica W = E - D<text:span text:style-name="T3">-1</text:span>A. Postačujúcou podmienkou konvergencie je diagonálna dominancia vstupnej matice A.<text:s/></text:p>
          </table:table-cell>
          <table:table-cell office:value-type="string" table:style-name="ce5">
            <text:p>Matica nespĺňa žiadnu z podmienok konvergencie (ani nutnú ani postačujúcu), pomocou Jacobiho metódy nevieme zistiť výsledok.</text:p>
          </table:table-cell>
          <table:table-cell table:number-columns-repeated="16380"/>
        </table:table-row>
        <table:table-row table:style-name="ro5">
          <table:table-cell office:value-type="string" table:style-name="ce1">
            <text:p>GSa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Výpočet s paramterom γ = 5 použitím Gauss-Seidelovej metódy. Nutnú podmienku konvergencie kontroluje matica W = E-(D+L)<text:span text:style-name="T3">-1</text:span>A. Postačujúcou podmienkou konvergencie je pozitívna definitnosť vstupnej matice A. Výpočet hľadaného vektora x prebiehal pomocou maticového násobenia vo vzťahu x<text:span text:style-name="T2">k</text:span><text:s/>= (D+L)<text:span text:style-name="T3">-1</text:span>(D+L-A)x<text:span text:style-name="T2">k-1.<text:s/></text:span>U je horná trojuholníková matica, L je dolná trojuholníková matica a D je diagonálna matica.</text:p>
          </table:table-cell>
          <table:table-cell office:value-type="string" table:style-name="ce5">
            <text:p>Matica A spĺňa nutnú aj postačujúcu podmienku konvergencie - je pozitívne definitná. Získame teda riešenie s požadovanou presnoťou po 10 iteráciách, čo je rýchlejšie ako jacobiho metóda.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GSb</text:p>
          </table:table-cell>
          <table:table-cell office:value-type="float" office:value="495" table:style-name="ce4">
            <text:p>495</text:p>
          </table:table-cell>
          <table:table-cell office:value-type="string" table:style-name="ce5">
            <text:p>Výpočet s paramterom γ = 2 použitím Gauss-Seidelovej metódy. Nutnú podmienku konvergencie kontroluje matica W = E-(D+L)<text:span text:style-name="T3">-1</text:span>A. Postačujúcou podmienkou konvergencie je pozitívna definitnosť vstupnej matice A. <text:s/>Výpočet hľadaného vektora x prebiehal pomocou maticového násobenia vo vzťahu x<text:span text:style-name="T2">k</text:span><text:s/>= (D+L)<text:span text:style-name="T3">-1</text:span>(D+L-A)x<text:span text:style-name="T2">k-1.<text:s/></text:span><text:s/>U je horná trojuholníková matica, L je dolná trojuholníková matica a D je diagonálna matica.</text:p>
          </table:table-cell>
          <table:table-cell office:value-type="string" table:style-name="ce5">
            <text:p>Matica A spĺňa nutnú aj postačujúcu podmienku konvergencie - je pozitívne definitná. Riešenie získame po 495 iteráciách.</text:p>
          </table:table-cell>
          <table:table-cell table:number-columns-repeated="16380"/>
        </table:table-row>
        <table:table-row table:style-name="ro7">
          <table:table-cell office:value-type="string" table:style-name="ce1">
            <text:p>GSc</text:p>
          </table:table-cell>
          <table:table-cell office:value-type="string" table:style-name="ce4">
            <text:p>x</text:p>
          </table:table-cell>
          <table:table-cell office:value-type="string" table:style-name="ce5">
            <text:p>Výpočet s paramterom γ = 1/2 použitím Gauss-Seidelovej metódy. Nutnú podmienku konvergencie kontroluje matica W = E-(D+L)<text:span text:style-name="T3">-1</text:span>A. Postačujúcou podmienkou konvergencie je pozitívna definitnosť vstupnej matice A.</text:p>
          </table:table-cell>
          <table:table-cell office:value-type="string" table:style-name="ce5">
            <text:p>Matica nespĺňa žiadnu z podmienok konvergencie.</text:p>
          </table:table-cell>
          <table:table-cell table:number-columns-repeated="16380"/>
        </table:table-row>
        <table:table-row table:style-name="ro8">
          <table:table-cell office:value-type="string" table:style-name="ce6">
            <text:p>(případné další varianty – popište)</text:p>
          </table:table-cell>
          <table:table-cell table:style-name="ce7"/>
          <table:table-cell table:style-name="ce8"/>
          <table:table-cell table:style-name="ce9"/>
          <table:table-cell table:number-columns-repeated="16380"/>
        </table:table-row>
        <table:table-row table:number-rows-repeated="2" table:style-name="ro9">
          <table:table-cell table:style-name="ce6"/>
          <table:table-cell table:style-name="ce7"/>
          <table:table-cell table:number-columns-repeated="2" table:style-name="ce8"/>
          <table:table-cell table:number-columns-repeated="16380"/>
        </table:table-row>
        <table:table-row table:number-rows-repeated="4" table:style-name="ro9">
          <table:table-cell table:number-columns-repeated="16384"/>
        </table:table-row>
        <table:table-row table:style-name="ro9">
          <table:table-cell office:value-type="string" table:style-name="ce1">
            <text:p>celkový komentář (máte-li)</text:p>
          </table:table-cell>
          <table:table-cell office:value-type="string" table:number-columns-spanned="3" table:number-rows-spanned="4" table:style-name="ce10">
            <text:p>Všetky riešenia hľadaného vektora x budú konvergovať k jednotkovému vektoru. Gauss-Seidelova metóda potrebuje na dosiahnutie výsledku rovnakej presnosti menej iterácií ako Jacobiho metóda</text:p>
          </table:table-cell>
          <table:covered-table-cell table:number-columns-repeated="2"/>
          <table:table-cell table:number-columns-repeated="16380"/>
        </table:table-row>
        <table:table-row table:style-name="ro9">
          <table:table-cell table:style-name="ce1"/>
          <table:covered-table-cell/>
          <table:covered-table-cell table:number-columns-repeated="2"/>
          <table:table-cell table:number-columns-repeated="16380"/>
        </table:table-row>
        <table:table-row table:number-rows-repeated="2" table:style-name="ro9">
          <table:table-cell/>
          <table:covered-table-cell/>
          <table:covered-table-cell table:number-columns-repeated="2"/>
          <table:table-cell table:number-columns-repeated="16380"/>
        </table:table-row>
        <table:table-row table:number-rows-repeated="1048558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36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ánk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1</meta:generator>
    <dc:creator>Microsoft Office User</dc:creator>
    <meta:creation-date>2020-11-26T09:57:18Z</meta:creation-date>
    <dc:date>2022-01-03T17:35:32Z</dc:date>
    <meta:editing-cycles>4</meta:editing-cycles>
    <meta:editing-duration>PT446S</meta:editing-duration>
  </office:meta>
</office:document-meta>
</file>